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style:text-autospace="non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text-autospace="none"/>
      <style:text-properties style:use-window-font-color="true" style:font-name="Courier New" fo:font-size="8pt" fo:language="zxx" fo:country="none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background-color="transparent" style:text-autospace="none">
        <style:background-image/>
      </style:paragraph-properties>
      <style:text-properties style:use-window-font-color="true" style:font-name="Courier New" fo:font-size="8pt" fo:language="zxx" fo:country="none" fo:font-weight="bold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Courier New" fo:font-size="8pt" fo:font-weight="bold" fo:background-color="transparent" style:font-size-asian="8pt" style:font-weight-asian="bold" style:font-size-complex="8pt" style:font-weight-complex="bold"/>
    </style:style>
    <style:style style:name="P6" style:family="paragraph" style:parent-style-name="Standard">
      <style:paragraph-properties fo:background-color="transparent" style:text-autospace="none">
        <style:background-image/>
      </style:paragraph-properties>
      <style:text-properties style:font-name="Courier New" fo:font-size="8pt" fo:font-weight="bold" fo:background-color="transparent" style:font-size-asian="8pt" style:font-weight-asian="bold" style:font-size-complex="8pt" style:font-weight-complex="bold"/>
    </style:style>
    <style:style style:name="P7" style:family="paragraph" style:parent-style-name="Standard">
      <style:paragraph-properties fo:background-color="transparent" style:text-autospace="none">
        <style:background-image/>
      </style:paragraph-properties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background-color="transparent" style:text-autospace="none">
        <style:background-image/>
      </style:paragraph-properties>
      <style:text-properties fo:color="#008000" style:font-name="Courier New" fo:font-size="8pt" fo:language="zxx" fo:country="none" fo:font-weight="bold" fo:background-color="transparent" style:font-size-asian="8pt" style:font-weight-asian="bold" style:font-size-complex="8pt" style:font-weight-complex="bold"/>
    </style:style>
    <style:style style:name="T1" style:family="text">
      <style:text-properties fo:color="#0000ff" fo:language="zxx" fo:country="none"/>
    </style:style>
    <style:style style:name="T2" style:family="text">
      <style:text-properties style:use-window-font-color="true" fo:language="zxx" fo:country="none"/>
    </style:style>
    <style:style style:name="T3" style:family="text">
      <style:text-properties fo:color="#008000" fo:language="zxx" fo:country="none"/>
    </style:style>
    <style:style style:name="T4" style:family="text">
      <style:text-properties fo:color="#2b91af" fo:language="zxx" fo:country="none"/>
    </style:style>
    <style:style style:name="T5" style:family="text">
      <style:text-properties fo:color="#a31515" fo:language="zxx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>//=========================================================</text:p>
      <text:p text:style-name="P8">//========= <text:s text:c="3"/>PRO. Lab3. C# <text:s text:c="19"/>===========</text:p>
      <text:p text:style-name="P8">//========= <text:s text:c="3"/>A=min(B)*sort(X+Z*(MR*MT)) <text:s text:c="6"/>===========</text:p>
      <text:p text:style-name="P8">//========= <text:s text:c="3"/>Ashaev Y.N. IO-73 <text:s text:c="15"/>===========</text:p>
      <text:p text:style-name="P8">//========= <text:s text:c="3"/>03.03.2010 <text:s text:c="22"/>===========</text:p>
      <text:p text:style-name="P8">//=========================================================</text:p>
      <text:p text:style-name="P8"/>
      <text:p text:style-name="P6"><text:span text:style-name="T1">using</text:span><text:span text:style-name="T2"> System;</text:span></text:p>
      <text:p text:style-name="P6"><text:span text:style-name="T1">using</text:span><text:span text:style-name="T2"> System.Collections.Generic;</text:span></text:p>
      <text:p text:style-name="P6"><text:span text:style-name="T1">using</text:span><text:span text:style-name="T2"> System.Text;</text:span></text:p>
      <text:p text:style-name="P6"><text:span text:style-name="T1">using</text:span><text:span text:style-name="T2"> System.Threading;</text:span></text:p>
      <text:p text:style-name="P4"/>
      <text:p text:style-name="P4"/>
      <text:p text:style-name="P6"><text:span text:style-name="T1">namespace</text:span><text:span text:style-name="T2"> PRO_Lab3</text:span></text:p>
      <text:p text:style-name="P4">{</text:p>
      <text:p text:style-name="P7"><text:span text:style-name="T2"><text:s text:c="4"/></text:span><text:span text:style-name="T3">//====================***MAIN***=======================</text:span></text:p>
      <text:p text:style-name="P6"><text:span text:style-name="T2"><text:s text:c="4"/></text:span><text:span text:style-name="T1">class</text:span><text:span text:style-name="T2"> </text:span><text:span text:style-name="T4">Program</text:span></text:p>
      <text:p text:style-name="P4"><text:s text:c="4"/>{</text:p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int</text:span><text:span text:style-name="T2"> N = 8;</text:span></text:p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int</text:span><text:span text:style-name="T2"> P = 4;</text:span></text:p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int</text:span><text:span text:style-name="T2"> H = N / P;</text:span></text:p>
      <text:p text:style-name="P4"/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4">Matrix</text:span><text:span text:style-name="T2"> MR, MT;</text:span></text:p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4">Vector</text:span><text:span text:style-name="T2"> A, X, Z, B;</text:span></text:p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int</text:span><text:span text:style-name="T2"> b = </text:span><text:span text:style-name="T1">int</text:span><text:span text:style-name="T2">.MaxValue;</text:span></text:p>
      <text:p text:style-name="P4"/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4">Semaphore</text:span><text:span text:style-name="T2"> S1, S2, S3, S4, S5;</text:span></text:p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4">Mutex</text:span><text:span text:style-name="T2"> Mut = </text:span><text:span text:style-name="T1">new</text:span><text:span text:style-name="T2"> </text:span><text:span text:style-name="T4">Mutex</text:span><text:span text:style-name="T2">(</text:span><text:span text:style-name="T1">false</text:span><text:span text:style-name="T2">);</text:span></text:p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object</text:span><text:span text:style-name="T2"> CS1 = </text:span><text:span text:style-name="T1">new</text:span><text:span text:style-name="T2"> </text:span><text:span text:style-name="T1">object</text:span><text:span text:style-name="T2">();</text:span></text:p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1">object</text:span><text:span text:style-name="T2"> CS2 = </text:span><text:span text:style-name="T1">new</text:span><text:span text:style-name="T2"> </text:span><text:span text:style-name="T1">object</text:span><text:span text:style-name="T2">();</text:span></text:p>
      <text:p text:style-name="P4"/>
      <text:p text:style-name="P6"><text:span text:style-name="T2"><text:s text:c="8"/></text:span><text:span text:style-name="T1">public</text:span><text:span text:style-name="T2"> </text:span><text:span text:style-name="T1">static</text:span><text:span text:style-name="T2"> </text:span><text:span text:style-name="T4">EventWaitHandle</text:span><text:span text:style-name="T2"> E4_123;</text:span></text:p>
      <text:p text:style-name="P4"/>
      <text:p text:style-name="P6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4"><text:s text:c="8"/>{</text:p>
      <text:p text:style-name="P6"><text:span text:style-name="T2"><text:s text:c="12"/></text:span><text:span text:style-name="T4">Console</text:span><text:span text:style-name="T2">.WriteLine(</text:span><text:span text:style-name="T5">"Main: Start"</text:span><text:span text:style-name="T2">);</text:span></text:p>
      <text:p text:style-name="P4"/>
      <text:p text:style-name="P6"><text:span text:style-name="T2"><text:s text:c="12"/>A = </text:span><text:span text:style-name="T1">new</text:span><text:span text:style-name="T2"> </text:span><text:span text:style-name="T4">Vector</text:span><text:span text:style-name="T2">(N);</text:span></text:p>
      <text:p text:style-name="P4"/>
      <text:p text:style-name="P6"><text:span text:style-name="T2"><text:s text:c="12"/>E4_123 = </text:span><text:span text:style-name="T1">new</text:span><text:span text:style-name="T2"> </text:span><text:span text:style-name="T4">ManualResetEvent</text:span><text:span text:style-name="T2">(</text:span><text:span text:style-name="T1">false</text:span><text:span text:style-name="T2">);</text:span></text:p>
      <text:p text:style-name="P4"/>
      <text:p text:style-name="P6"><text:span text:style-name="T2"><text:s text:c="12"/>S1 = </text:span><text:span text:style-name="T1">new</text:span><text:span text:style-name="T2"> </text:span><text:span text:style-name="T4">Semaphore</text:span><text:span text:style-name="T2">(0, 1);</text:span></text:p>
      <text:p text:style-name="P6"><text:span text:style-name="T2"><text:s text:c="12"/>S2 = </text:span><text:span text:style-name="T1">new</text:span><text:span text:style-name="T2"> </text:span><text:span text:style-name="T4">Semaphore</text:span><text:span text:style-name="T2">(0, 1);</text:span></text:p>
      <text:p text:style-name="P6"><text:span text:style-name="T2"><text:s text:c="12"/>S3 = </text:span><text:span text:style-name="T1">new</text:span><text:span text:style-name="T2"> </text:span><text:span text:style-name="T4">Semaphore</text:span><text:span text:style-name="T2">(0, 1);</text:span></text:p>
      <text:p text:style-name="P6"><text:span text:style-name="T2"><text:s text:c="12"/>S4 = </text:span><text:span text:style-name="T1">new</text:span><text:span text:style-name="T2"> </text:span><text:span text:style-name="T4">Semaphore</text:span><text:span text:style-name="T2">(0, 1);</text:span></text:p>
      <text:p text:style-name="P6"><text:span text:style-name="T2"><text:s text:c="12"/>S5 = </text:span><text:span text:style-name="T1">new</text:span><text:span text:style-name="T2"> </text:span><text:span text:style-name="T4">Semaphore</text:span><text:span text:style-name="T2">(0, 1);</text:span></text:p>
      <text:p text:style-name="P4"/>
      <text:p text:style-name="P4"/>
      <text:p text:style-name="P6"><text:span text:style-name="T2"><text:s text:c="12"/></text:span><text:span text:style-name="T4">Thread</text:span><text:span text:style-name="T2"> t1 = </text:span><text:span text:style-name="T1">new</text:span><text:span text:style-name="T2"> </text:span><text:span text:style-name="T4">Thread</text:span><text:span text:style-name="T2">(T1);</text:span></text:p>
      <text:p text:style-name="P6"><text:span text:style-name="T2"><text:s text:c="12"/></text:span><text:span text:style-name="T4">Thread</text:span><text:span text:style-name="T2"> t2 = </text:span><text:span text:style-name="T1">new</text:span><text:span text:style-name="T2"> </text:span><text:span text:style-name="T4">Thread</text:span><text:span text:style-name="T2">(T2);</text:span></text:p>
      <text:p text:style-name="P6"><text:span text:style-name="T2"><text:s text:c="12"/></text:span><text:span text:style-name="T4">Thread</text:span><text:span text:style-name="T2"> t3 = </text:span><text:span text:style-name="T1">new</text:span><text:span text:style-name="T2"> </text:span><text:span text:style-name="T4">Thread</text:span><text:span text:style-name="T2">(T3);</text:span></text:p>
      <text:p text:style-name="P6"><text:span text:style-name="T2"><text:s text:c="12"/></text:span><text:span text:style-name="T4">Thread</text:span><text:span text:style-name="T2"> t4 = </text:span><text:span text:style-name="T1">new</text:span><text:span text:style-name="T2"> </text:span><text:span text:style-name="T4">Thread</text:span><text:span text:style-name="T2">(T4);</text:span></text:p>
      <text:p text:style-name="P4"/>
      <text:p text:style-name="P4"><text:s text:c="12"/>t1.Start();</text:p>
      <text:p text:style-name="P4"><text:s text:c="12"/>t2.Start();</text:p>
      <text:p text:style-name="P4"><text:s text:c="12"/>t3.Start();</text:p>
      <text:p text:style-name="P4"><text:s text:c="12"/>t4.Start(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Main: End"</text:span><text:span text:style-name="T2">);</text:span></text:p>
      <text:p text:style-name="P6"><text:span text:style-name="T2"><text:s text:c="12"/></text:span><text:span text:style-name="T4">Console</text:span><text:span text:style-name="T2">.ReadKey();</text:span></text:p>
      <text:p text:style-name="P4"><text:s text:c="8"/>}</text:p>
      <text:p text:style-name="P4"/>
      <text:p text:style-name="P7"><text:span text:style-name="T2"><text:s text:c="8"/></text:span><text:span text:style-name="T3">//===================***TASK_1***======================</text:span></text:p>
      <text:p text:style-name="P6"><text:span text:style-name="T2"><text:s text:c="8"/></text:span><text:span text:style-name="T1">static</text:span><text:span text:style-name="T2"> </text:span><text:span text:style-name="T1">void</text:span><text:span text:style-name="T2"> T1()</text:span></text:p>
      <text:p text:style-name="P4"><text:s text:c="8"/>{</text:p>
      <text:p text:style-name="P6"><text:span text:style-name="T2"><text:s text:c="12"/></text:span><text:span text:style-name="T4">Vector</text:span><text:span text:style-name="T2"> Z1, TEMP;</text:span></text:p>
      <text:p text:style-name="P6"><text:span text:style-name="T2"><text:s text:c="12"/></text:span><text:span text:style-name="T4">Matrix</text:span><text:span text:style-name="T2"> MR1;</text:span></text:p>
      <text:p text:style-name="P6"><text:span text:style-name="T2"><text:s text:c="12"/></text:span><text:span text:style-name="T1">int</text:span><text:span text:style-name="T2"> k = 1;</text:span>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1: Started"</text:span><text:span text:style-name="T2">);</text:span>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1: Wait for data from T4"</text:span><text:span text:style-name="T2">);</text:span></text:p>
      <text:p text:style-name="P4"/>
      <text:p text:style-name="P4"><text:s text:c="12"/>E4_123.WaitOne(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1: Start copy data"</text:span><text:span text:style-name="T2">);</text:span></text:p>
      <text:p text:style-name="P4"/>
      <text:p text:style-name="P6"><text:span text:style-name="T2"><text:s text:c="12"/></text:span><text:span text:style-name="T1">lock</text:span><text:span text:style-name="T2"> (CS1)</text:span></text:p>
      <text:p text:style-name="P4"><text:s text:c="12"/>{</text:p>
      <text:p text:style-name="P6"><text:span text:style-name="T2"><text:s text:c="16"/>Z1 = </text:span><text:span text:style-name="T1">new</text:span><text:span text:style-name="T2"> </text:span><text:span text:style-name="T4">Vector</text:span><text:span text:style-name="T2">(Z);</text:span></text:p>
      <text:p text:style-name="P4"><text:s text:c="12"/>}</text:p>
      <text:p text:style-name="P4"/>
      <text:p text:style-name="P4"><text:s text:c="12"/>Mut.WaitOne();</text:p>
      <text:p text:style-name="P6"><text:span text:style-name="T2"><text:s text:c="12"/>MR1 = </text:span><text:span text:style-name="T1">new</text:span><text:span text:style-name="T2"> </text:span><text:span text:style-name="T4">Matrix</text:span><text:span text:style-name="T2">(MR);</text:span></text:p>
      <text:p text:style-name="P4"><text:soft-page-break/><text:s text:c="12"/>Mut.ReleaseMutex(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1: End copy data"</text:span><text:span text:style-name="T2">);</text:span></text:p>
      <text:p text:style-name="P6"><text:span text:style-name="T2"><text:s text:c="12"/></text:span><text:span text:style-name="T4">Console</text:span><text:span text:style-name="T2">.WriteLine(</text:span><text:span text:style-name="T5">"T1: Start calculation AH"</text:span><text:span text:style-name="T2">);</text:span></text:p>
      <text:p text:style-name="P4"/>
      <text:p text:style-name="P6"><text:span text:style-name="T2"><text:s text:c="12"/>TEMP = </text:span><text:span text:style-name="T1">new</text:span><text:span text:style-name="T2"> </text:span><text:span text:style-name="T4">Vector</text:span><text:span text:style-name="T2">(N);</text:span></text:p>
      <text:p text:style-name="P6"><text:span text:style-name="T2"><text:s text:c="12"/></text:span><text:span text:style-name="T1">int</text:span><text:span text:style-name="T2"> sum;</text:span></text:p>
      <text:p text:style-name="P6"><text:span text:style-name="T2"><text:s text:c="12"/></text:span><text:span text:style-name="T1">for</text:span><text:span text:style-name="T2"> (</text:span><text:span text:style-name="T1">int</text:span><text:span text:style-name="T2"> z = (k - 1) * H; z &lt; k * H; z++)</text:span></text:p>
      <text:p text:style-name="P4"><text:s text:c="12"/>{</text:p>
      <text:p text:style-name="P6"><text:span text:style-name="T2"><text:s text:c="16"/></text:span><text:span text:style-name="T3">// MR * MT</text:span></text:p>
      <text:p text:style-name="P6"><text:span text:style-name="T2"><text:s text:c="16"/></text:span><text:span text:style-name="T1">for</text:span><text:span text:style-name="T2"> (</text:span><text:span text:style-name="T1">int</text:span><text:span text:style-name="T2"> i = 0; i &lt; N; i++)</text:span></text:p>
      <text:p text:style-name="P4"><text:s text:c="16"/>{</text:p>
      <text:p text:style-name="P4"><text:s text:c="20"/>sum = 0;</text:p>
      <text:p text:style-name="P6"><text:span text:style-name="T2"><text:s text:c="20"/></text:span><text:span text:style-name="T1">for</text:span><text:span text:style-name="T2"> (</text:span><text:span text:style-name="T1">int</text:span><text:span text:style-name="T2"> j = 0; j &lt; N; j++)</text:span></text:p>
      <text:p text:style-name="P4"><text:s text:c="20"/>{</text:p>
      <text:p text:style-name="P4"><text:s text:c="24"/>sum = sum + MR1.getElement(i, j) * MT.getElement(j, z);</text:p>
      <text:p text:style-name="P4"><text:s text:c="20"/>}</text:p>
      <text:p text:style-name="P4"><text:s text:c="20"/>TEMP.setElement(i, sum);</text:p>
      <text:p text:style-name="P4"><text:s text:c="16"/>}</text:p>
      <text:p text:style-name="P6"><text:span text:style-name="T2"><text:s text:c="16"/></text:span><text:span text:style-name="T3">//Z*(MR*MT)</text:span></text:p>
      <text:p text:style-name="P4"><text:s text:c="16"/>sum = 0;</text:p>
      <text:p text:style-name="P6"><text:span text:style-name="T2"><text:s text:c="16"/></text:span><text:span text:style-name="T1">for</text:span><text:span text:style-name="T2"> (</text:span><text:span text:style-name="T1">int</text:span><text:span text:style-name="T2"> j = 0; j &lt; N; j++)</text:span></text:p>
      <text:p text:style-name="P4"><text:s text:c="16"/>{</text:p>
      <text:p text:style-name="P4"><text:s text:c="20"/>sum = sum + TEMP.getElement(j) * Z1.getElement(j);</text:p>
      <text:p text:style-name="P4"><text:s text:c="16"/>}</text:p>
      <text:p text:style-name="P6"><text:span text:style-name="T2"><text:s text:c="16"/></text:span><text:span text:style-name="T3">//X+Z*(MR*MT)</text:span></text:p>
      <text:p text:style-name="P4"><text:s text:c="16"/>sum = sum + X.getElement(z);</text:p>
      <text:p text:style-name="P4"><text:s text:c="16"/>A.setElement(z, sum);</text:p>
      <text:p text:style-name="P4"><text:s text:c="12"/>}</text:p>
      <text:p text:style-name="P4"/>
      <text:p text:style-name="P4"><text:s text:c="12"/>A.sort((k - 1) * H, H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1: End calculation AH"</text:span><text:span text:style-name="T2">);</text:span></text:p>
      <text:p text:style-name="P6"><text:span text:style-name="T2"><text:s text:c="12"/></text:span><text:span text:style-name="T4">Console</text:span><text:span text:style-name="T2">.WriteLine(</text:span><text:span text:style-name="T5">"T1: Wait calculation AH in T2"</text:span><text:span text:style-name="T2">);</text:span></text:p>
      <text:p text:style-name="P4"><text:s text:c="12"/>S1.WaitOne();</text:p>
      <text:p text:style-name="P6"><text:span text:style-name="T2"><text:s text:c="12"/></text:span><text:span text:style-name="T4">Console</text:span><text:span text:style-name="T2">.WriteLine(</text:span><text:span text:style-name="T5">"T1: Start calculation A2H"</text:span><text:span text:style-name="T2">);</text:span></text:p>
      <text:p text:style-name="P4"/>
      <text:p text:style-name="P6"><text:span text:style-name="T2"><text:s text:c="12"/></text:span><text:span text:style-name="T4">Vector</text:span><text:span text:style-name="T2"> tv = </text:span><text:span text:style-name="T1">new</text:span><text:span text:style-name="T2"> </text:span><text:span text:style-name="T4">Vector</text:span><text:span text:style-name="T2">(2 * H);</text:span></text:p>
      <text:p text:style-name="P6"><text:span text:style-name="T2"><text:s text:c="12"/></text:span><text:span text:style-name="T1">int</text:span><text:span text:style-name="T2"> point1 = (k - 1) * H;</text:span></text:p>
      <text:p text:style-name="P6"><text:span text:style-name="T2"><text:s text:c="12"/></text:span><text:span text:style-name="T1">int</text:span><text:span text:style-name="T2"> point2 = k * H;</text:span></text:p>
      <text:p text:style-name="P4"/>
      <text:p text:style-name="P6"><text:span text:style-name="T2"><text:s text:c="12"/></text:span><text:span text:style-name="T1">for</text:span><text:span text:style-name="T2"> (</text:span><text:span text:style-name="T1">int</text:span><text:span text:style-name="T2"> z = 0; z &lt; tv.getLength(); z++)</text:span></text:p>
      <text:p text:style-name="P4"><text:s text:c="12"/>{</text:p>
      <text:p text:style-name="P6"><text:span text:style-name="T2"><text:s text:c="16"/></text:span><text:span text:style-name="T1">if</text:span><text:span text:style-name="T2"> ((point2 &gt;= (k + 1) * H) || ((A.getElement(point1) &lt;=</text:span></text:p>
      <text:p text:style-name="P4"><text:s text:c="24"/>A.getElement(point2)) &amp;&amp; (point1 &lt; k * H)))</text:p>
      <text:p text:style-name="P4"><text:s text:c="16"/>{</text:p>
      <text:p text:style-name="P4"><text:s text:c="20"/>tv.setElement(z, A.getElement(point1));</text:p>
      <text:p text:style-name="P4"><text:s text:c="20"/>point1++;</text:p>
      <text:p text:style-name="P4"><text:s text:c="16"/>}</text:p>
      <text:p text:style-name="P6"><text:span text:style-name="T2"><text:s text:c="16"/></text:span><text:span text:style-name="T1">else</text:span></text:p>
      <text:p text:style-name="P4"><text:s text:c="16"/>{</text:p>
      <text:p text:style-name="P4"><text:s text:c="20"/>tv.setElement(z, A.getElement(point2));</text:p>
      <text:p text:style-name="P4"><text:s text:c="20"/>point2++;</text:p>
      <text:p text:style-name="P4"><text:s text:c="16"/>}</text:p>
      <text:p text:style-name="P4"><text:s text:c="12"/>}</text:p>
      <text:p text:style-name="P4"/>
      <text:p text:style-name="P6"><text:span text:style-name="T2"><text:s text:c="12"/></text:span><text:span text:style-name="T1">for</text:span><text:span text:style-name="T2"> (</text:span><text:span text:style-name="T1">int</text:span><text:span text:style-name="T2"> i = 0; i &lt; tv.getLength(); i++)</text:span></text:p>
      <text:p text:style-name="P4"><text:s text:c="12"/>{</text:p>
      <text:p text:style-name="P4"><text:s text:c="16"/>A.setElement((k - 1) * H + i, tv.getElement(i));</text:p>
      <text:p text:style-name="P4"><text:s text:c="12"/>}</text:p>
      <text:p text:style-name="P6"><text:span text:style-name="T2"><text:s text:c="12"/></text:span><text:span text:style-name="T4">Console</text:span><text:span text:style-name="T2">.WriteLine(</text:span><text:span text:style-name="T5">"T1: End calculation A2H"</text:span><text:span text:style-name="T2">);</text:span></text:p>
      <text:p text:style-name="P6"><text:span text:style-name="T2"><text:s text:c="12"/></text:span><text:span text:style-name="T4">Console</text:span><text:span text:style-name="T2">.WriteLine(</text:span><text:span text:style-name="T5">"T1: Wait calculation A2H in T3 and b in T2, T4"</text:span><text:span text:style-name="T2">);</text:span></text:p>
      <text:p text:style-name="P4"><text:s text:c="12"/>S2.WaitOne();</text:p>
      <text:p text:style-name="P4"><text:s text:c="12"/>S3.WaitOne();</text:p>
      <text:p text:style-name="P4"><text:s text:c="12"/>S4.WaitOne();</text:p>
      <text:p text:style-name="P6"><text:span text:style-name="T2"><text:s text:c="12"/></text:span><text:span text:style-name="T4">Console</text:span><text:span text:style-name="T2">.WriteLine(</text:span><text:span text:style-name="T5">"T1: Start calculation <text:s/>b*sort(A2H, A2H)"</text:span><text:span text:style-name="T2">);</text:span></text:p>
      <text:p text:style-name="P4"/>
      <text:p text:style-name="P6"><text:span text:style-name="T2"><text:s text:c="12"/>tv = </text:span><text:span text:style-name="T1">new</text:span><text:span text:style-name="T2"> </text:span><text:span text:style-name="T4">Vector</text:span><text:span text:style-name="T2">(N);</text:span></text:p>
      <text:p text:style-name="P4"><text:s text:c="12"/>point1 = 0;</text:p>
      <text:p text:style-name="P4"><text:s text:c="12"/>point2 = 2 * H;</text:p>
      <text:p text:style-name="P4"/>
      <text:p text:style-name="P6"><text:span text:style-name="T2"><text:s text:c="12"/></text:span><text:span text:style-name="T1">for</text:span><text:span text:style-name="T2"> (</text:span><text:span text:style-name="T1">int</text:span><text:span text:style-name="T2"> z = 0; z &lt; tv.getLength(); z++)</text:span></text:p>
      <text:p text:style-name="P4"><text:s text:c="12"/>{</text:p>
      <text:p text:style-name="P6"><text:span text:style-name="T2"><text:s text:c="16"/></text:span><text:span text:style-name="T1">if</text:span><text:span text:style-name="T2"> ((point2 &gt;= N) || ((A.getElement(point1) &lt;=</text:span></text:p>
      <text:p text:style-name="P4"><text:s text:c="23"/>A.getElement(point2)) &amp;&amp; (point1 &lt; 2 * H)))</text:p>
      <text:p text:style-name="P4"><text:s text:c="16"/>{</text:p>
      <text:p text:style-name="P4"><text:s text:c="20"/>tv.setElement(z, A.getElement(point1));</text:p>
      <text:p text:style-name="P4"><text:s text:c="20"/>point1++;</text:p>
      <text:p text:style-name="P4"><text:s text:c="16"/>}</text:p>
      <text:p text:style-name="P6"><text:span text:style-name="T2"><text:s text:c="16"/></text:span><text:span text:style-name="T1">else</text:span></text:p>
      <text:p text:style-name="P4"><text:s text:c="16"/>{</text:p>
      <text:p text:style-name="P4"><text:s text:c="20"/>tv.setElement(z, A.getElement(point2));</text:p>
      <text:p text:style-name="P4"><text:s text:c="20"/>point2++;</text:p>
      <text:p text:style-name="P4"><text:s text:c="16"/>}</text:p>
      <text:p text:style-name="P4"><text:s text:c="12"/>}</text:p>
      <text:p text:style-name="P4"/>
      <text:p text:style-name="P6"><text:soft-page-break/><text:span text:style-name="T2"><text:s text:c="12"/></text:span><text:span text:style-name="T1">for</text:span><text:span text:style-name="T2"> (</text:span><text:span text:style-name="T1">int</text:span><text:span text:style-name="T2"> i = 0; i &lt; tv.getLength(); i++)</text:span></text:p>
      <text:p text:style-name="P4"><text:s text:c="12"/>{</text:p>
      <text:p text:style-name="P4"><text:s text:c="16"/>A.setElement(i, b*tv.getElement(i));</text:p>
      <text:p text:style-name="P4"><text:s text:c="12"/>}</text:p>
      <text:p text:style-name="P6"><text:span text:style-name="T2"><text:s text:c="12"/></text:span><text:span text:style-name="T4">Console</text:span><text:span text:style-name="T2">.WriteLine(</text:span><text:span text:style-name="T5">"T1: End calculation. Result:"</text:span><text:span text:style-name="T2">);</text:span></text:p>
      <text:p text:style-name="P4"/>
      <text:p text:style-name="P6"><text:span text:style-name="T2"><text:s text:c="12"/></text:span><text:span text:style-name="T1">if</text:span><text:span text:style-name="T2"> (N &lt;= 8)</text:span></text:p>
      <text:p text:style-name="P4"><text:s text:c="12"/>{</text:p>
      <text:p text:style-name="P6"><text:span text:style-name="T2"><text:s text:c="16"/></text:span><text:span text:style-name="T4">Console</text:span><text:span text:style-name="T2">.WriteLine(A.outputVector());</text:span></text:p>
      <text:p text:style-name="P4"><text:s text:c="12"/>}</text:p>
      <text:p text:style-name="P6"><text:span text:style-name="T2"><text:s text:c="12"/></text:span><text:span text:style-name="T1">else</text:span></text:p>
      <text:p text:style-name="P6"><text:span text:style-name="T2"><text:s text:c="16"/></text:span><text:span text:style-name="T4">Console</text:span><text:span text:style-name="T2">.WriteLine(</text:span><text:span text:style-name="T5">"too large..."</text:span><text:span text:style-name="T2">);</text:span>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1: Finish"</text:span><text:span text:style-name="T2">);</text:span></text:p>
      <text:p text:style-name="P4"><text:s text:c="8"/>}</text:p>
      <text:p text:style-name="P4"/>
      <text:p text:style-name="P7"><text:span text:style-name="T2"><text:s text:c="8"/></text:span><text:span text:style-name="T3">//===================***TASK_2***======================</text:span></text:p>
      <text:p text:style-name="P6"><text:span text:style-name="T2"><text:s text:c="8"/></text:span><text:span text:style-name="T1">static</text:span><text:span text:style-name="T2"> </text:span><text:span text:style-name="T1">void</text:span><text:span text:style-name="T2"> T2()</text:span></text:p>
      <text:p text:style-name="P4"><text:s text:c="8"/>{</text:p>
      <text:p text:style-name="P6"><text:span text:style-name="T2"><text:s text:c="12"/></text:span><text:span text:style-name="T4">Vector</text:span><text:span text:style-name="T2"> Z2, TEMP;</text:span></text:p>
      <text:p text:style-name="P6"><text:span text:style-name="T2"><text:s text:c="12"/></text:span><text:span text:style-name="T4">Matrix</text:span><text:span text:style-name="T2"> MR2;</text:span></text:p>
      <text:p text:style-name="P4"/>
      <text:p text:style-name="P6"><text:span text:style-name="T2"><text:s text:c="12"/></text:span><text:span text:style-name="T1">int</text:span><text:span text:style-name="T2"> k = 2;</text:span>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2: Started"</text:span><text:span text:style-name="T2">);</text:span></text:p>
      <text:p text:style-name="P4"><text:s text:c="12"/></text:p>
      <text:p text:style-name="P6"><text:span text:style-name="T2"><text:s text:c="12"/></text:span><text:span text:style-name="T4">Console</text:span><text:span text:style-name="T2">.WriteLine(</text:span><text:span text:style-name="T5">"T2: Wait for data from T4"</text:span><text:span text:style-name="T2">);</text:span></text:p>
      <text:p text:style-name="P4"/>
      <text:p text:style-name="P4"><text:s text:c="12"/>E4_123.WaitOne();</text:p>
      <text:p text:style-name="P4"><text:s text:c="12"/></text:p>
      <text:p text:style-name="P6"><text:span text:style-name="T2"><text:s text:c="12"/></text:span><text:span text:style-name="T4">Console</text:span><text:span text:style-name="T2">.WriteLine(</text:span><text:span text:style-name="T5">"T2: Start copy data"</text:span><text:span text:style-name="T2">);</text:span></text:p>
      <text:p text:style-name="P4"><text:s text:c="12"/></text:p>
      <text:p text:style-name="P6"><text:span text:style-name="T2"><text:s text:c="12"/></text:span><text:span text:style-name="T1">lock</text:span><text:span text:style-name="T2"> (CS1)</text:span></text:p>
      <text:p text:style-name="P4"><text:s text:c="12"/>{</text:p>
      <text:p text:style-name="P6"><text:span text:style-name="T2"><text:s text:c="16"/>Z2 = </text:span><text:span text:style-name="T1">new</text:span><text:span text:style-name="T2"> </text:span><text:span text:style-name="T4">Vector</text:span><text:span text:style-name="T2">(Z);</text:span></text:p>
      <text:p text:style-name="P4"><text:s text:c="12"/>}</text:p>
      <text:p text:style-name="P4"/>
      <text:p text:style-name="P4"><text:s text:c="12"/>Mut.WaitOne();</text:p>
      <text:p text:style-name="P6"><text:span text:style-name="T2"><text:s text:c="12"/>MR2 = </text:span><text:span text:style-name="T1">new</text:span><text:span text:style-name="T2"> </text:span><text:span text:style-name="T4">Matrix</text:span><text:span text:style-name="T2">(MR);</text:span></text:p>
      <text:p text:style-name="P4"><text:s text:c="12"/>Mut.ReleaseMutex();</text:p>
      <text:p text:style-name="P4"><text:s text:c="12"/></text:p>
      <text:p text:style-name="P6"><text:span text:style-name="T2"><text:s text:c="12"/></text:span><text:span text:style-name="T4">Console</text:span><text:span text:style-name="T2">.WriteLine(</text:span><text:span text:style-name="T5">"T2: End copy data"</text:span><text:span text:style-name="T2">);</text:span></text:p>
      <text:p text:style-name="P6"><text:span text:style-name="T2"><text:s text:c="12"/></text:span><text:span text:style-name="T4">Console</text:span><text:span text:style-name="T2">.WriteLine(</text:span><text:span text:style-name="T5">"T2: Start calculation AH"</text:span><text:span text:style-name="T2">);</text:span></text:p>
      <text:p text:style-name="P4"/>
      <text:p text:style-name="P6"><text:span text:style-name="T2"><text:s text:c="12"/>TEMP = </text:span><text:span text:style-name="T1">new</text:span><text:span text:style-name="T2"> </text:span><text:span text:style-name="T4">Vector</text:span><text:span text:style-name="T2">(N);</text:span></text:p>
      <text:p text:style-name="P6"><text:span text:style-name="T2"><text:s text:c="12"/></text:span><text:span text:style-name="T1">int</text:span><text:span text:style-name="T2"> sum;</text:span></text:p>
      <text:p text:style-name="P6"><text:span text:style-name="T2"><text:s text:c="12"/></text:span><text:span text:style-name="T1">for</text:span><text:span text:style-name="T2"> (</text:span><text:span text:style-name="T1">int</text:span><text:span text:style-name="T2"> z = (k - 1) * H; z &lt; k * H; z++)</text:span></text:p>
      <text:p text:style-name="P4"><text:s text:c="12"/>{</text:p>
      <text:p text:style-name="P6"><text:span text:style-name="T2"><text:s text:c="16"/></text:span><text:span text:style-name="T3">// MR * MT</text:span></text:p>
      <text:p text:style-name="P6"><text:span text:style-name="T2"><text:s text:c="16"/></text:span><text:span text:style-name="T1">for</text:span><text:span text:style-name="T2"> (</text:span><text:span text:style-name="T1">int</text:span><text:span text:style-name="T2"> i = 0; i &lt; N; i++)</text:span></text:p>
      <text:p text:style-name="P4"><text:s text:c="16"/>{</text:p>
      <text:p text:style-name="P4"><text:s text:c="20"/>sum = 0;</text:p>
      <text:p text:style-name="P6"><text:span text:style-name="T2"><text:s text:c="20"/></text:span><text:span text:style-name="T1">for</text:span><text:span text:style-name="T2"> (</text:span><text:span text:style-name="T1">int</text:span><text:span text:style-name="T2"> j = 0; j &lt; N; j++)</text:span></text:p>
      <text:p text:style-name="P4"><text:s text:c="20"/>{</text:p>
      <text:p text:style-name="P4"><text:s text:c="24"/>sum = sum + MR2.getElement(i, j) * MT.getElement(j, z);</text:p>
      <text:p text:style-name="P4"><text:s text:c="20"/>}</text:p>
      <text:p text:style-name="P4"><text:s text:c="20"/>TEMP.setElement(i, sum);</text:p>
      <text:p text:style-name="P4"><text:s text:c="16"/>}</text:p>
      <text:p text:style-name="P6"><text:span text:style-name="T2"><text:s text:c="16"/></text:span><text:span text:style-name="T3">//Z*(MR*MT)</text:span></text:p>
      <text:p text:style-name="P4"><text:s text:c="16"/>sum = 0;</text:p>
      <text:p text:style-name="P6"><text:span text:style-name="T2"><text:s text:c="16"/></text:span><text:span text:style-name="T1">for</text:span><text:span text:style-name="T2"> (</text:span><text:span text:style-name="T1">int</text:span><text:span text:style-name="T2"> j = 0; j &lt; N; j++)</text:span></text:p>
      <text:p text:style-name="P4"><text:s text:c="16"/>{</text:p>
      <text:p text:style-name="P4"><text:s text:c="20"/>sum = sum + TEMP.getElement(j) * Z2.getElement(j);</text:p>
      <text:p text:style-name="P4"><text:s text:c="16"/>}</text:p>
      <text:p text:style-name="P6"><text:span text:style-name="T2"><text:s text:c="16"/></text:span><text:span text:style-name="T3">//X+Z*(MR*MT)</text:span></text:p>
      <text:p text:style-name="P4"><text:s text:c="16"/>sum = sum + X.getElement(z);</text:p>
      <text:p text:style-name="P4"><text:s text:c="16"/>A.setElement(z, sum);</text:p>
      <text:p text:style-name="P4"><text:s text:c="12"/>}</text:p>
      <text:p text:style-name="P4"><text:s text:c="12"/>A.sort((k - 1) * H, H);</text:p>
      <text:p text:style-name="P6"><text:span text:style-name="T2"><text:s text:c="12"/></text:span><text:span text:style-name="T4">Console</text:span><text:span text:style-name="T2">.WriteLine(</text:span><text:span text:style-name="T5">"T2: End calculation AH"</text:span><text:span text:style-name="T2">);</text:span></text:p>
      <text:p text:style-name="P4"><text:s text:c="12"/>S1.Release(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2: Start calculation b1"</text:span><text:span text:style-name="T2">);</text:span></text:p>
      <text:p text:style-name="P6"><text:span text:style-name="T2"><text:s text:c="12"/></text:span><text:span text:style-name="T1">int</text:span><text:span text:style-name="T2"> min = B.getElement(0);</text:span></text:p>
      <text:p text:style-name="P6"><text:span text:style-name="T2"><text:s text:c="12"/></text:span><text:span text:style-name="T1">for</text:span><text:span text:style-name="T2"> (</text:span><text:span text:style-name="T1">int</text:span><text:span text:style-name="T2"> i = 1; i &lt; 2*H; i++)</text:span></text:p>
      <text:p text:style-name="P6"><text:span text:style-name="T2"><text:s text:c="16"/></text:span><text:span text:style-name="T1">if</text:span><text:span text:style-name="T2"> (B.getElement(i) &lt; min)</text:span></text:p>
      <text:p text:style-name="P4"><text:s text:c="20"/>min = B.getElement(i);</text:p>
      <text:p text:style-name="P6"><text:span text:style-name="T2"><text:s text:c="12"/></text:span><text:span text:style-name="T4">Console</text:span><text:span text:style-name="T2">.WriteLine(</text:span><text:span text:style-name="T5">"T2: End calculation b1"</text:span><text:span text:style-name="T2">);</text:span></text:p>
      <text:p text:style-name="P4"/>
      <text:p text:style-name="P6"><text:span text:style-name="T2"><text:s text:c="12"/></text:span><text:span text:style-name="T1">lock</text:span><text:span text:style-name="T2"> (CS2)</text:span></text:p>
      <text:p text:style-name="P4"><text:s text:c="12"/>{</text:p>
      <text:p text:style-name="P6"><text:span text:style-name="T2"><text:s text:c="16"/></text:span><text:span text:style-name="T1">if</text:span><text:span text:style-name="T2"> (min &lt; b)</text:span></text:p>
      <text:p text:style-name="P4"><text:s text:c="20"/>b = min;</text:p>
      <text:p text:style-name="P4"><text:s text:c="12"/>}</text:p>
      <text:p text:style-name="P4"><text:s text:c="12"/>S2.Release();</text:p>
      <text:p text:style-name="P6"><text:soft-page-break/><text:span text:style-name="T2"><text:s text:c="12"/></text:span><text:span text:style-name="T4">Console</text:span><text:span text:style-name="T2">.WriteLine(</text:span><text:span text:style-name="T5">"T2: Finish"</text:span><text:span text:style-name="T2">);</text:span></text:p>
      <text:p text:style-name="P4"><text:s text:c="8"/>}</text:p>
      <text:p text:style-name="P4"/>
      <text:p text:style-name="P7"><text:span text:style-name="T2"><text:s text:c="8"/></text:span><text:span text:style-name="T3">//===================***TASK_3***======================</text:span></text:p>
      <text:p text:style-name="P6"><text:span text:style-name="T2"><text:s text:c="8"/></text:span><text:span text:style-name="T1">static</text:span><text:span text:style-name="T2"> </text:span><text:span text:style-name="T1">void</text:span><text:span text:style-name="T2"> T3()</text:span></text:p>
      <text:p text:style-name="P4"><text:s text:c="8"/>{</text:p>
      <text:p text:style-name="P6"><text:span text:style-name="T2"><text:s text:c="12"/></text:span><text:span text:style-name="T4">Vector</text:span><text:span text:style-name="T2"> Z3, TEMP;</text:span></text:p>
      <text:p text:style-name="P6"><text:span text:style-name="T2"><text:s text:c="12"/></text:span><text:span text:style-name="T4">Matrix</text:span><text:span text:style-name="T2"> MR3;</text:span></text:p>
      <text:p text:style-name="P6"><text:span text:style-name="T2"><text:s text:c="12"/></text:span><text:span text:style-name="T1">int</text:span><text:span text:style-name="T2"> k = 3;</text:span>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3: Started"</text:span><text:span text:style-name="T2">);</text:span></text:p>
      <text:p text:style-name="P6"><text:span text:style-name="T2"><text:s text:c="12"/></text:span><text:span text:style-name="T4">Console</text:span><text:span text:style-name="T2">.WriteLine(</text:span><text:span text:style-name="T5">"T3: Wait for data from T4"</text:span><text:span text:style-name="T2">);</text:span></text:p>
      <text:p text:style-name="P4"><text:s text:c="12"/>E4_123.WaitOne(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3: Start copy data"</text:span><text:span text:style-name="T2">);</text:span></text:p>
      <text:p text:style-name="P4"/>
      <text:p text:style-name="P6"><text:span text:style-name="T2"><text:s text:c="12"/></text:span><text:span text:style-name="T1">lock</text:span><text:span text:style-name="T2"> (CS1)</text:span></text:p>
      <text:p text:style-name="P4"><text:s text:c="12"/>{</text:p>
      <text:p text:style-name="P6"><text:span text:style-name="T2"><text:s text:c="16"/>Z3 = </text:span><text:span text:style-name="T1">new</text:span><text:span text:style-name="T2"> </text:span><text:span text:style-name="T4">Vector</text:span><text:span text:style-name="T2">(Z);</text:span></text:p>
      <text:p text:style-name="P4"><text:s text:c="12"/>}</text:p>
      <text:p text:style-name="P4"/>
      <text:p text:style-name="P4"><text:s text:c="12"/>Mut.WaitOne();</text:p>
      <text:p text:style-name="P6"><text:span text:style-name="T2"><text:s text:c="12"/>MR3 = </text:span><text:span text:style-name="T1">new</text:span><text:span text:style-name="T2"> </text:span><text:span text:style-name="T4">Matrix</text:span><text:span text:style-name="T2">(MR);</text:span></text:p>
      <text:p text:style-name="P4"><text:s text:c="12"/>Mut.ReleaseMutex(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3: End copy data"</text:span><text:span text:style-name="T2">);</text:span></text:p>
      <text:p text:style-name="P6"><text:span text:style-name="T2"><text:s text:c="12"/></text:span><text:span text:style-name="T4">Console</text:span><text:span text:style-name="T2">.WriteLine(</text:span><text:span text:style-name="T5">"T3: Start calculation AH"</text:span><text:span text:style-name="T2">);</text:span></text:p>
      <text:p text:style-name="P4"/>
      <text:p text:style-name="P6"><text:span text:style-name="T2"><text:s text:c="12"/>TEMP = </text:span><text:span text:style-name="T1">new</text:span><text:span text:style-name="T2"> </text:span><text:span text:style-name="T4">Vector</text:span><text:span text:style-name="T2">(N);</text:span></text:p>
      <text:p text:style-name="P6"><text:span text:style-name="T2"><text:s text:c="12"/></text:span><text:span text:style-name="T1">int</text:span><text:span text:style-name="T2"> sum;</text:span></text:p>
      <text:p text:style-name="P6"><text:span text:style-name="T2"><text:s text:c="12"/></text:span><text:span text:style-name="T1">for</text:span><text:span text:style-name="T2"> (</text:span><text:span text:style-name="T1">int</text:span><text:span text:style-name="T2"> z = (k - 1) * H; z &lt; k * H; z++)</text:span></text:p>
      <text:p text:style-name="P4"><text:s text:c="12"/>{</text:p>
      <text:p text:style-name="P6"><text:span text:style-name="T2"><text:s text:c="16"/></text:span><text:span text:style-name="T3">// MR * MT</text:span></text:p>
      <text:p text:style-name="P6"><text:span text:style-name="T2"><text:s text:c="16"/></text:span><text:span text:style-name="T1">for</text:span><text:span text:style-name="T2"> (</text:span><text:span text:style-name="T1">int</text:span><text:span text:style-name="T2"> i = 0; i &lt; N; i++)</text:span></text:p>
      <text:p text:style-name="P4"><text:s text:c="16"/>{</text:p>
      <text:p text:style-name="P4"><text:s text:c="20"/>sum = 0;</text:p>
      <text:p text:style-name="P6"><text:span text:style-name="T2"><text:s text:c="20"/></text:span><text:span text:style-name="T1">for</text:span><text:span text:style-name="T2"> (</text:span><text:span text:style-name="T1">int</text:span><text:span text:style-name="T2"> j = 0; j &lt; N; j++)</text:span></text:p>
      <text:p text:style-name="P4"><text:s text:c="20"/>{</text:p>
      <text:p text:style-name="P4"><text:s text:c="24"/>sum = sum + MR3.getElement(i, j) * MT.getElement(j, z);</text:p>
      <text:p text:style-name="P4"><text:s text:c="20"/>}</text:p>
      <text:p text:style-name="P4"><text:s text:c="20"/>TEMP.setElement(i, sum);</text:p>
      <text:p text:style-name="P4"><text:s text:c="16"/>}</text:p>
      <text:p text:style-name="P6"><text:span text:style-name="T2"><text:s text:c="16"/></text:span><text:span text:style-name="T3">//Z*(MR*MT)</text:span></text:p>
      <text:p text:style-name="P4"><text:s text:c="16"/>sum = 0;</text:p>
      <text:p text:style-name="P6"><text:span text:style-name="T2"><text:s text:c="16"/></text:span><text:span text:style-name="T1">for</text:span><text:span text:style-name="T2"> (</text:span><text:span text:style-name="T1">int</text:span><text:span text:style-name="T2"> j = 0; j &lt; N; j++)</text:span></text:p>
      <text:p text:style-name="P4"><text:s text:c="16"/>{</text:p>
      <text:p text:style-name="P4"><text:s text:c="20"/>sum = sum + TEMP.getElement(j) * Z3.getElement(j);</text:p>
      <text:p text:style-name="P4"><text:s text:c="16"/>}</text:p>
      <text:p text:style-name="P6"><text:span text:style-name="T2"><text:s text:c="16"/></text:span><text:span text:style-name="T3">//X+Z*(MR*MT)</text:span></text:p>
      <text:p text:style-name="P4"><text:s text:c="16"/>sum = sum + X.getElement(z);</text:p>
      <text:p text:style-name="P4"><text:s text:c="16"/>A.setElement(z, sum);</text:p>
      <text:p text:style-name="P4"><text:s text:c="12"/>}</text:p>
      <text:p text:style-name="P4"/>
      <text:p text:style-name="P4"><text:s text:c="12"/>A.sort((k - 1) * H, H);</text:p>
      <text:p text:style-name="P6"><text:span text:style-name="T2"><text:s text:c="12"/></text:span><text:span text:style-name="T4">Console</text:span><text:span text:style-name="T2">.WriteLine(</text:span><text:span text:style-name="T5">"T3: End calculation AH"</text:span><text:span text:style-name="T2">);</text:span></text:p>
      <text:p text:style-name="P4"><text:s text:c="11"/></text:p>
      <text:p text:style-name="P6"><text:span text:style-name="T2"><text:s text:c="12"/></text:span><text:span text:style-name="T4">Console</text:span><text:span text:style-name="T2">.WriteLine(</text:span><text:span text:style-name="T5">"T3: Wait calculation AH in T4"</text:span><text:span text:style-name="T2">);</text:span></text:p>
      <text:p text:style-name="P4"><text:s text:c="12"/>S5.WaitOne();</text:p>
      <text:p text:style-name="P6"><text:span text:style-name="T2"><text:s text:c="12"/></text:span><text:span text:style-name="T4">Console</text:span><text:span text:style-name="T2">.WriteLine(</text:span><text:span text:style-name="T5">"T3: Start calculation A2H"</text:span><text:span text:style-name="T2">);</text:span></text:p>
      <text:p text:style-name="P4"/>
      <text:p text:style-name="P6"><text:span text:style-name="T2"><text:s text:c="12"/></text:span><text:span text:style-name="T4">Vector</text:span><text:span text:style-name="T2"> tv = </text:span><text:span text:style-name="T1">new</text:span><text:span text:style-name="T2"> </text:span><text:span text:style-name="T4">Vector</text:span><text:span text:style-name="T2">(2 * H);</text:span></text:p>
      <text:p text:style-name="P6"><text:span text:style-name="T2"><text:s text:c="12"/></text:span><text:span text:style-name="T1">int</text:span><text:span text:style-name="T2"> point1 = (k - 1) * H;</text:span></text:p>
      <text:p text:style-name="P6"><text:span text:style-name="T2"><text:s text:c="12"/></text:span><text:span text:style-name="T1">int</text:span><text:span text:style-name="T2"> point2 = k * H;</text:span></text:p>
      <text:p text:style-name="P4"/>
      <text:p text:style-name="P6"><text:span text:style-name="T2"><text:s text:c="12"/></text:span><text:span text:style-name="T1">for</text:span><text:span text:style-name="T2"> (</text:span><text:span text:style-name="T1">int</text:span><text:span text:style-name="T2"> z = 0; z &lt; tv.getLength(); z++)</text:span></text:p>
      <text:p text:style-name="P4"><text:s text:c="12"/>{</text:p>
      <text:p text:style-name="P6"><text:span text:style-name="T2"><text:s text:c="16"/></text:span><text:span text:style-name="T1">if</text:span><text:span text:style-name="T2"> ((point2 &gt;= (k + 1) * H) || ((A.getElement(point1) &lt;=</text:span></text:p>
      <text:p text:style-name="P4"><text:s text:c="24"/>A.getElement(point2)) &amp;&amp; (point1 &lt; k * H)))</text:p>
      <text:p text:style-name="P4"><text:s text:c="16"/>{</text:p>
      <text:p text:style-name="P4"><text:s text:c="20"/>tv.setElement(z, A.getElement(point1));</text:p>
      <text:p text:style-name="P4"><text:s text:c="20"/>point1++;</text:p>
      <text:p text:style-name="P4"><text:s text:c="16"/>}</text:p>
      <text:p text:style-name="P6"><text:span text:style-name="T2"><text:s text:c="16"/></text:span><text:span text:style-name="T1">else</text:span></text:p>
      <text:p text:style-name="P4"><text:s text:c="16"/>{</text:p>
      <text:p text:style-name="P4"><text:s text:c="20"/>tv.setElement(z, A.getElement(point2));</text:p>
      <text:p text:style-name="P4"><text:s text:c="20"/>point2++;</text:p>
      <text:p text:style-name="P4"><text:s text:c="16"/>}</text:p>
      <text:p text:style-name="P4"><text:s text:c="12"/>}</text:p>
      <text:p text:style-name="P4"/>
      <text:p text:style-name="P6"><text:span text:style-name="T2"><text:s text:c="12"/></text:span><text:span text:style-name="T1">for</text:span><text:span text:style-name="T2"> (</text:span><text:span text:style-name="T1">int</text:span><text:span text:style-name="T2"> i = 0; i &lt; tv.getLength(); i++)</text:span></text:p>
      <text:p text:style-name="P4"><text:s text:c="12"/>{</text:p>
      <text:p text:style-name="P4"><text:s text:c="16"/>A.setElement((k - 1) * H + i, tv.getElement(i));</text:p>
      <text:p text:style-name="P4"><text:s text:c="12"/>}</text:p>
      <text:p text:style-name="P6"><text:span text:style-name="T2"><text:s text:c="12"/></text:span><text:span text:style-name="T4">Console</text:span><text:span text:style-name="T2">.WriteLine(</text:span><text:span text:style-name="T5">"T3: End calculation A2H"</text:span><text:span text:style-name="T2">);</text:span></text:p>
      <text:p text:style-name="P4"><text:s text:c="12"/>S3.Release();</text:p>
      <text:p text:style-name="P6"><text:soft-page-break/><text:span text:style-name="T2"><text:s text:c="12"/></text:span><text:span text:style-name="T4">Console</text:span><text:span text:style-name="T2">.WriteLine(</text:span><text:span text:style-name="T5">"T3: Finish"</text:span><text:span text:style-name="T2">);</text:span></text:p>
      <text:p text:style-name="P4"><text:s text:c="8"/>}</text:p>
      <text:p text:style-name="P4"/>
      <text:p text:style-name="P7"><text:span text:style-name="T2"><text:s text:c="8"/></text:span><text:span text:style-name="T3">//===================***TASK_4***======================</text:span></text:p>
      <text:p text:style-name="P6"><text:span text:style-name="T2"><text:s text:c="8"/></text:span><text:span text:style-name="T1">static</text:span><text:span text:style-name="T2"> </text:span><text:span text:style-name="T1">void</text:span><text:span text:style-name="T2"> T4()</text:span></text:p>
      <text:p text:style-name="P4"><text:s text:c="8"/>{</text:p>
      <text:p text:style-name="P6"><text:span text:style-name="T2"><text:s text:c="12"/></text:span><text:span text:style-name="T4">Vector</text:span><text:span text:style-name="T2"> Z4, TEMP;</text:span></text:p>
      <text:p text:style-name="P6"><text:span text:style-name="T2"><text:s text:c="12"/></text:span><text:span text:style-name="T4">Matrix</text:span><text:span text:style-name="T2"> MR4;</text:span></text:p>
      <text:p text:style-name="P6"><text:span text:style-name="T2"><text:s text:c="12"/></text:span><text:span text:style-name="T1">int</text:span><text:span text:style-name="T2"> k = 4;</text:span>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4: Started"</text:span><text:span text:style-name="T2">);</text:span></text:p>
      <text:p text:style-name="P4"/>
      <text:p text:style-name="P6"><text:span text:style-name="T2"><text:s text:c="12"/>MT = </text:span><text:span text:style-name="T1">new</text:span><text:span text:style-name="T2"> </text:span><text:span text:style-name="T4">Matrix</text:span><text:span text:style-name="T2">(N);</text:span></text:p>
      <text:p text:style-name="P4"><text:s text:c="12"/>MT.inputMatrix();</text:p>
      <text:p text:style-name="P4"/>
      <text:p text:style-name="P6"><text:span text:style-name="T2"><text:s text:c="12"/>X = </text:span><text:span text:style-name="T1">new</text:span><text:span text:style-name="T2"> </text:span><text:span text:style-name="T4">Vector</text:span><text:span text:style-name="T2">(N);</text:span></text:p>
      <text:p text:style-name="P4"><text:s text:c="12"/>X.inputVector();</text:p>
      <text:p text:style-name="P4"/>
      <text:p text:style-name="P6"><text:span text:style-name="T2"><text:s text:c="12"/>Z = </text:span><text:span text:style-name="T1">new</text:span><text:span text:style-name="T2"> </text:span><text:span text:style-name="T4">Vector</text:span><text:span text:style-name="T2">(N);</text:span></text:p>
      <text:p text:style-name="P4"><text:s text:c="12"/>Z.inputVector();</text:p>
      <text:p text:style-name="P4"/>
      <text:p text:style-name="P6"><text:span text:style-name="T2"><text:s text:c="12"/>MR = </text:span><text:span text:style-name="T1">new</text:span><text:span text:style-name="T2"> </text:span><text:span text:style-name="T4">Matrix</text:span><text:span text:style-name="T2">(N);</text:span></text:p>
      <text:p text:style-name="P4"><text:s text:c="12"/>MR.inputMatrix();</text:p>
      <text:p text:style-name="P4"/>
      <text:p text:style-name="P6"><text:span text:style-name="T2"><text:s text:c="12"/>B = </text:span><text:span text:style-name="T1">new</text:span><text:span text:style-name="T2"> </text:span><text:span text:style-name="T4">Vector</text:span><text:span text:style-name="T2">(N);</text:span></text:p>
      <text:p text:style-name="P4"><text:s text:c="12"/>B.inputVector(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4: End input data. Event to T1, T2, T4"</text:span><text:span text:style-name="T2">);</text:span></text:p>
      <text:p text:style-name="P4"><text:s text:c="12"/>E4_123.Set(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4: Start copy data"</text:span><text:span text:style-name="T2">);</text:span></text:p>
      <text:p text:style-name="P6"><text:span text:style-name="T2"><text:s text:c="12"/></text:span><text:span text:style-name="T1">lock</text:span><text:span text:style-name="T2"> (CS1)</text:span></text:p>
      <text:p text:style-name="P4"><text:s text:c="12"/>{</text:p>
      <text:p text:style-name="P6"><text:span text:style-name="T2"><text:s text:c="16"/>Z4 = </text:span><text:span text:style-name="T1">new</text:span><text:span text:style-name="T2"> </text:span><text:span text:style-name="T4">Vector</text:span><text:span text:style-name="T2">(Z);</text:span></text:p>
      <text:p text:style-name="P4"><text:s text:c="12"/>}</text:p>
      <text:p text:style-name="P4"/>
      <text:p text:style-name="P4"><text:s text:c="12"/>Mut.WaitOne();</text:p>
      <text:p text:style-name="P6"><text:span text:style-name="T2"><text:s text:c="12"/>MR4 = </text:span><text:span text:style-name="T1">new</text:span><text:span text:style-name="T2"> </text:span><text:span text:style-name="T4">Matrix</text:span><text:span text:style-name="T2">(MR);</text:span></text:p>
      <text:p text:style-name="P4"><text:s text:c="12"/>Mut.ReleaseMutex();</text:p>
      <text:p text:style-name="P4"><text:s text:c="10"/></text:p>
      <text:p text:style-name="P6"><text:span text:style-name="T2"><text:s text:c="12"/></text:span><text:span text:style-name="T4">Console</text:span><text:span text:style-name="T2">.WriteLine(</text:span><text:span text:style-name="T5">"T4: End copy data"</text:span><text:span text:style-name="T2">);</text:span></text:p>
      <text:p text:style-name="P6"><text:span text:style-name="T2"><text:s text:c="12"/></text:span><text:span text:style-name="T4">Console</text:span><text:span text:style-name="T2">.WriteLine(</text:span><text:span text:style-name="T5">"T4: Start calculation AH"</text:span><text:span text:style-name="T2">);</text:span></text:p>
      <text:p text:style-name="P4"/>
      <text:p text:style-name="P6"><text:span text:style-name="T2"><text:s text:c="12"/>TEMP = </text:span><text:span text:style-name="T1">new</text:span><text:span text:style-name="T2"> </text:span><text:span text:style-name="T4">Vector</text:span><text:span text:style-name="T2">(N);</text:span></text:p>
      <text:p text:style-name="P6"><text:span text:style-name="T2"><text:s text:c="12"/></text:span><text:span text:style-name="T1">int</text:span><text:span text:style-name="T2"> sum;</text:span></text:p>
      <text:p text:style-name="P6"><text:span text:style-name="T2"><text:s text:c="12"/></text:span><text:span text:style-name="T1">for</text:span><text:span text:style-name="T2"> (</text:span><text:span text:style-name="T1">int</text:span><text:span text:style-name="T2"> z = (k - 1) * H; z &lt; k * H; z++)</text:span></text:p>
      <text:p text:style-name="P4"><text:s text:c="12"/>{</text:p>
      <text:p text:style-name="P6"><text:span text:style-name="T2"><text:s text:c="16"/></text:span><text:span text:style-name="T3">// MR * MT</text:span></text:p>
      <text:p text:style-name="P6"><text:span text:style-name="T2"><text:s text:c="16"/></text:span><text:span text:style-name="T1">for</text:span><text:span text:style-name="T2"> (</text:span><text:span text:style-name="T1">int</text:span><text:span text:style-name="T2"> i = 0; i &lt; N; i++)</text:span></text:p>
      <text:p text:style-name="P4"><text:s text:c="16"/>{</text:p>
      <text:p text:style-name="P4"><text:s text:c="20"/>sum = 0;</text:p>
      <text:p text:style-name="P6"><text:span text:style-name="T2"><text:s text:c="20"/></text:span><text:span text:style-name="T1">for</text:span><text:span text:style-name="T2"> (</text:span><text:span text:style-name="T1">int</text:span><text:span text:style-name="T2"> j = 0; j &lt; N; j++)</text:span></text:p>
      <text:p text:style-name="P4"><text:s text:c="20"/>{</text:p>
      <text:p text:style-name="P4"><text:s text:c="24"/>sum = sum + MR4.getElement(i, j) * MT.getElement(j, z);</text:p>
      <text:p text:style-name="P4"><text:s text:c="20"/>}</text:p>
      <text:p text:style-name="P4"><text:s text:c="20"/>TEMP.setElement(i, sum);</text:p>
      <text:p text:style-name="P4"><text:s text:c="16"/>}</text:p>
      <text:p text:style-name="P6"><text:span text:style-name="T2"><text:s text:c="16"/></text:span><text:span text:style-name="T3">//Z*(MR*MT)</text:span></text:p>
      <text:p text:style-name="P4"><text:s text:c="16"/>sum = 0;</text:p>
      <text:p text:style-name="P6"><text:span text:style-name="T2"><text:s text:c="16"/></text:span><text:span text:style-name="T1">for</text:span><text:span text:style-name="T2"> (</text:span><text:span text:style-name="T1">int</text:span><text:span text:style-name="T2"> j = 0; j &lt; N; j++)</text:span></text:p>
      <text:p text:style-name="P4"><text:s text:c="16"/>{</text:p>
      <text:p text:style-name="P4"><text:s text:c="20"/>sum = sum + TEMP.getElement(j) * Z4.getElement(j);</text:p>
      <text:p text:style-name="P4"><text:s text:c="16"/>}</text:p>
      <text:p text:style-name="P6"><text:span text:style-name="T2"><text:s text:c="16"/></text:span><text:span text:style-name="T3">//X+Z*(MR*MT)</text:span></text:p>
      <text:p text:style-name="P4"><text:s text:c="16"/>sum = sum + X.getElement(z);</text:p>
      <text:p text:style-name="P4"><text:s text:c="16"/>A.setElement(z, sum);</text:p>
      <text:p text:style-name="P4"><text:s text:c="12"/>}</text:p>
      <text:p text:style-name="P4"><text:s text:c="12"/>A.sort((k - 1) * H, H);</text:p>
      <text:p text:style-name="P6"><text:span text:style-name="T2"><text:s text:c="12"/></text:span><text:span text:style-name="T4">Console</text:span><text:span text:style-name="T2">.WriteLine(</text:span><text:span text:style-name="T5">"T4: End calculation AH"</text:span><text:span text:style-name="T2">);</text:span></text:p>
      <text:p text:style-name="P4"><text:s text:c="12"/>S5.Release();</text:p>
      <text:p text:style-name="P4"/>
      <text:p text:style-name="P6"><text:span text:style-name="T2"><text:s text:c="12"/></text:span><text:span text:style-name="T4">Console</text:span><text:span text:style-name="T2">.WriteLine(</text:span><text:span text:style-name="T5">"T4: Start calculation b1"</text:span><text:span text:style-name="T2">);</text:span></text:p>
      <text:p text:style-name="P6"><text:span text:style-name="T2"><text:s text:c="12"/></text:span><text:span text:style-name="T1">int</text:span><text:span text:style-name="T2"> min = B.getElement(2 * H);</text:span></text:p>
      <text:p text:style-name="P6"><text:span text:style-name="T2"><text:s text:c="12"/></text:span><text:span text:style-name="T1">for</text:span><text:span text:style-name="T2"> (</text:span><text:span text:style-name="T1">int</text:span><text:span text:style-name="T2"> i = 2 * H + 1; i &lt; N; i++)</text:span></text:p>
      <text:p text:style-name="P6"><text:span text:style-name="T2"><text:s text:c="16"/></text:span><text:span text:style-name="T1">if</text:span><text:span text:style-name="T2"> (B.getElement(i) &lt; min)</text:span></text:p>
      <text:p text:style-name="P4"><text:s text:c="20"/>min = B.getElement(i);</text:p>
      <text:p text:style-name="P6"><text:span text:style-name="T2"><text:s text:c="12"/></text:span><text:span text:style-name="T4">Console</text:span><text:span text:style-name="T2">.WriteLine(</text:span><text:span text:style-name="T5">"T4: End calculation b1"</text:span><text:span text:style-name="T2">);</text:span></text:p>
      <text:p text:style-name="P4"/>
      <text:p text:style-name="P6"><text:span text:style-name="T2"><text:s text:c="12"/></text:span><text:span text:style-name="T1">lock</text:span><text:span text:style-name="T2"> (CS2)</text:span></text:p>
      <text:p text:style-name="P4"><text:s text:c="12"/>{</text:p>
      <text:p text:style-name="P6"><text:span text:style-name="T2"><text:s text:c="16"/></text:span><text:span text:style-name="T1">if</text:span><text:span text:style-name="T2"> (min &lt; b)</text:span></text:p>
      <text:p text:style-name="P4"><text:s text:c="20"/>b=min;</text:p>
      <text:p text:style-name="P4"><text:s text:c="12"/>}</text:p>
      <text:p text:style-name="P4"><text:s text:c="12"/>S4.Release();</text:p>
      <text:p text:style-name="P6"><text:span text:style-name="T2"><text:s text:c="12"/></text:span><text:span text:style-name="T4">Console</text:span><text:span text:style-name="T2">.WriteLine(</text:span><text:span text:style-name="T5">"T4: Finish"</text:span><text:span text:style-name="T2">);</text:span></text:p>
      <text:p text:style-name="P4"><text:soft-page-break/><text:s text:c="8"/>}</text:p>
      <text:p text:style-name="P4"><text:s text:c="4"/>}</text:p>
      <text:p text:style-name="P4">}</text:p>
      <text:p text:style-name="P5"><text:span text:style-name="T1">using</text:span><text:span text:style-name="T2"> System;</text:span></text:p>
      <text:p text:style-name="P1"><text:span text:style-name="T1">using</text:span><text:span text:style-name="T2"> System.Collections.Generic;</text:span></text:p>
      <text:p text:style-name="P1"><text:span text:style-name="T1">using</text:span><text:span text:style-name="T2"> System.Linq;</text:span></text:p>
      <text:p text:style-name="P1"><text:span text:style-name="T1">using</text:span><text:span text:style-name="T2"> System.Text;</text:span></text:p>
      <text:p text:style-name="P3"/>
      <text:p text:style-name="P1"><text:span text:style-name="T1">namespace</text:span><text:span text:style-name="T2"> PRO_Lab3</text:span></text:p>
      <text:p text:style-name="P3">{</text:p>
      <text:p text:style-name="P2"><text:span text:style-name="T2"><text:s text:c="4"/></text:span><text:span text:style-name="T3">//==============Operation with matrix================</text:span></text:p>
      <text:p text:style-name="P1"><text:span text:style-name="T2"><text:s text:c="4"/></text:span><text:span text:style-name="T1">class</text:span><text:span text:style-name="T2"> </text:span><text:span text:style-name="T4">Matrix</text:span></text:p>
      <text:p text:style-name="P3"><text:s text:c="4"/>{</text:p>
      <text:p text:style-name="P1"><text:span text:style-name="T2"><text:s text:c="8"/></text:span><text:span text:style-name="T1">private</text:span><text:span text:style-name="T2"> </text:span><text:span text:style-name="T4">Vector</text:span><text:span text:style-name="T2">[] matr;</text:span></text:p>
      <text:p text:style-name="P3"/>
      <text:p text:style-name="P1"><text:span text:style-name="T2"><text:s text:c="8"/></text:span><text:span text:style-name="T1">public</text:span><text:span text:style-name="T2"> Matrix(</text:span><text:span text:style-name="T1">int</text:span><text:span text:style-name="T2"> len)</text:span></text:p>
      <text:p text:style-name="P3"><text:s text:c="8"/>{</text:p>
      <text:p text:style-name="P1"><text:span text:style-name="T2"><text:s text:c="12"/>matr = </text:span><text:span text:style-name="T1">new</text:span><text:span text:style-name="T2"> </text:span><text:span text:style-name="T4">Vector</text:span><text:span text:style-name="T2">[len];</text:span></text:p>
      <text:p text:style-name="P1"><text:span text:style-name="T2"><text:s text:c="12"/></text:span><text:span text:style-name="T1">for</text:span><text:span text:style-name="T2"> (</text:span><text:span text:style-name="T1">int</text:span><text:span text:style-name="T2"> i = 0; i &lt; matr.Length; i++)</text:span></text:p>
      <text:p text:style-name="P3"><text:s text:c="12"/>{</text:p>
      <text:p text:style-name="P1"><text:span text:style-name="T2"><text:s text:c="16"/>matr[i] = </text:span><text:span text:style-name="T1">new</text:span><text:span text:style-name="T2"> </text:span><text:span text:style-name="T4">Vector</text:span><text:span text:style-name="T2">(matr.Length);</text:span></text:p>
      <text:p text:style-name="P3"><text:s text:c="12"/>}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Matrix(</text:span><text:span text:style-name="T4">Matrix</text:span><text:span text:style-name="T2"> mat)</text:span></text:p>
      <text:p text:style-name="P3"><text:s text:c="8"/>{</text:p>
      <text:p text:style-name="P1"><text:span text:style-name="T2"><text:s text:c="12"/>matr = </text:span><text:span text:style-name="T1">new</text:span><text:span text:style-name="T2"> </text:span><text:span text:style-name="T4">Vector</text:span><text:span text:style-name="T2">[mat.getLength()];</text:span></text:p>
      <text:p text:style-name="P1"><text:span text:style-name="T2"><text:s text:c="12"/></text:span><text:span text:style-name="T1">for</text:span><text:span text:style-name="T2"> (</text:span><text:span text:style-name="T1">int</text:span><text:span text:style-name="T2"> i = 0; i &lt; matr.Length; i++)</text:span></text:p>
      <text:p text:style-name="P3"><text:s text:c="12"/>{</text:p>
      <text:p text:style-name="P1"><text:span text:style-name="T2"><text:s text:c="16"/>matr[i] = </text:span><text:span text:style-name="T1">new</text:span><text:span text:style-name="T2"> </text:span><text:span text:style-name="T4">Vector</text:span><text:span text:style-name="T2">(mat.getString(i));</text:span></text:p>
      <text:p text:style-name="P3"><text:s text:c="12"/>}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4">Vector</text:span><text:span text:style-name="T2"> getString(</text:span><text:span text:style-name="T1">int</text:span><text:span text:style-name="T2"> i)</text:span></text:p>
      <text:p text:style-name="P3"><text:s text:c="8"/>{</text:p>
      <text:p text:style-name="P1"><text:span text:style-name="T2"><text:s text:c="12"/></text:span><text:span text:style-name="T1">return</text:span><text:span text:style-name="T2"> matr[i];</text:span>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int</text:span><text:span text:style-name="T2"> getElement(</text:span><text:span text:style-name="T1">int</text:span><text:span text:style-name="T2"> i, </text:span><text:span text:style-name="T1">int</text:span><text:span text:style-name="T2"> j)</text:span></text:p>
      <text:p text:style-name="P3"><text:s text:c="8"/>{</text:p>
      <text:p text:style-name="P1"><text:span text:style-name="T2"><text:s text:c="12"/></text:span><text:span text:style-name="T1">return</text:span><text:span text:style-name="T2"> matr[i].getElement(j);</text:span>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void</text:span><text:span text:style-name="T2"> setElement(</text:span><text:span text:style-name="T1">int</text:span><text:span text:style-name="T2"> i, </text:span><text:span text:style-name="T1">int</text:span><text:span text:style-name="T2"> j, </text:span><text:span text:style-name="T1">int</text:span><text:span text:style-name="T2"> func)</text:span></text:p>
      <text:p text:style-name="P3"><text:s text:c="8"/>{</text:p>
      <text:p text:style-name="P3"><text:s text:c="12"/>matr[i].setElement(j, func);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void</text:span><text:span text:style-name="T2"> setString(</text:span><text:span text:style-name="T1">int</text:span><text:span text:style-name="T2"> i, </text:span><text:span text:style-name="T4">Vector</text:span><text:span text:style-name="T2"> func)</text:span></text:p>
      <text:p text:style-name="P3"><text:s text:c="8"/>{</text:p>
      <text:p text:style-name="P3"><text:s text:c="12"/>matr[i] = func;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int</text:span><text:span text:style-name="T2"> getLength()</text:span></text:p>
      <text:p text:style-name="P3"><text:s text:c="8"/>{</text:p>
      <text:p text:style-name="P1"><text:span text:style-name="T2"><text:s text:c="12"/></text:span><text:span text:style-name="T1">return</text:span><text:span text:style-name="T2"> matr.Length;</text:span>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void</text:span><text:span text:style-name="T2"> inputMatrix()</text:span></text:p>
      <text:p text:style-name="P3"><text:s text:c="8"/>{</text:p>
      <text:p text:style-name="P1"><text:span text:style-name="T2"><text:s text:c="12"/></text:span><text:span text:style-name="T1">for</text:span><text:span text:style-name="T2"> (</text:span><text:span text:style-name="T1">int</text:span><text:span text:style-name="T2"> i = 0; i &lt; matr.Length; i++)</text:span></text:p>
      <text:p text:style-name="P3"><text:s text:c="12"/>{</text:p>
      <text:p text:style-name="P1"><text:span text:style-name="T2"><text:s text:c="16"/>matr[i] = </text:span><text:span text:style-name="T1">new</text:span><text:span text:style-name="T2"> </text:span><text:span text:style-name="T4">Vector</text:span><text:span text:style-name="T2">(matr.Length);</text:span></text:p>
      <text:p text:style-name="P3"><text:s text:c="16"/>matr[i].inputVector();</text:p>
      <text:p text:style-name="P3"><text:s text:c="12"/>}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4">String</text:span><text:span text:style-name="T2"> outputMatrix()</text:span></text:p>
      <text:p text:style-name="P3"><text:s text:c="8"/>{</text:p>
      <text:p text:style-name="P1"><text:span text:style-name="T2"><text:s text:c="12"/></text:span><text:span text:style-name="T4">String</text:span><text:span text:style-name="T2"> s = </text:span><text:span text:style-name="T5">""</text:span><text:span text:style-name="T2">;</text:span></text:p>
      <text:p text:style-name="P1"><text:span text:style-name="T2"><text:s text:c="12"/></text:span><text:span text:style-name="T1">for</text:span><text:span text:style-name="T2"> (</text:span><text:span text:style-name="T1">int</text:span><text:span text:style-name="T2"> i = 0; i &lt; matr.Length; i++)</text:span></text:p>
      <text:p text:style-name="P3"><text:s text:c="12"/>{</text:p>
      <text:p text:style-name="P1"><text:span text:style-name="T2"><text:s text:c="16"/>s = s + matr[i].outputVector() + </text:span><text:span text:style-name="T5">"\n"</text:span><text:span text:style-name="T2">;</text:span></text:p>
      <text:p text:style-name="P3"><text:s text:c="12"/>}</text:p>
      <text:p text:style-name="P1"><text:span text:style-name="T2"><text:s text:c="12"/></text:span><text:span text:style-name="T1">return</text:span><text:span text:style-name="T2"> s;</text:span></text:p>
      <text:p text:style-name="P3"><text:s text:c="8"/>}</text:p>
      <text:p text:style-name="P3"><text:s text:c="4"/>}</text:p>
      <text:p text:style-name="P2"><text:span text:style-name="T2"><text:s text:c="4"/></text:span><text:span text:style-name="T3">//==============Operation with vector==================</text:span></text:p>
      <text:p text:style-name="P1"><text:span text:style-name="T2"><text:s text:c="4"/></text:span><text:span text:style-name="T1">class</text:span><text:span text:style-name="T2"> </text:span><text:span text:style-name="T4">Vector</text:span></text:p>
      <text:p text:style-name="P3"><text:s text:c="4"/>{</text:p>
      <text:p text:style-name="P1"><text:span text:style-name="T2"><text:s text:c="8"/></text:span><text:span text:style-name="T1">private</text:span><text:span text:style-name="T2"> </text:span><text:span text:style-name="T1">int</text:span><text:span text:style-name="T2">[] vect;</text:span></text:p>
      <text:p text:style-name="P3"/>
      <text:p text:style-name="P1"><text:span text:style-name="T2"><text:s text:c="8"/></text:span><text:span text:style-name="T1">public</text:span><text:span text:style-name="T2"> Vector(</text:span><text:span text:style-name="T1">int</text:span><text:span text:style-name="T2"> length)</text:span></text:p>
      <text:p text:style-name="P3"><text:s text:c="8"/>{</text:p>
      <text:p text:style-name="P1"><text:span text:style-name="T2"><text:s text:c="12"/>vect = </text:span><text:span text:style-name="T1">new</text:span><text:span text:style-name="T2"> </text:span><text:span text:style-name="T1">int</text:span><text:span text:style-name="T2">[length];</text:span></text:p>
      <text:p text:style-name="P3"><text:soft-page-break/><text:s text:c="8"/>}</text:p>
      <text:p text:style-name="P3"/>
      <text:p text:style-name="P1"><text:span text:style-name="T2"><text:s text:c="8"/></text:span><text:span text:style-name="T1">public</text:span><text:span text:style-name="T2"> Vector(</text:span><text:span text:style-name="T4">Vector</text:span><text:span text:style-name="T2"> vec)</text:span></text:p>
      <text:p text:style-name="P3"><text:s text:c="8"/>{</text:p>
      <text:p text:style-name="P1"><text:span text:style-name="T2"><text:s text:c="12"/>vect = </text:span><text:span text:style-name="T1">new</text:span><text:span text:style-name="T2"> </text:span><text:span text:style-name="T1">int</text:span><text:span text:style-name="T2">[vec.getLength()];</text:span></text:p>
      <text:p text:style-name="P1"><text:span text:style-name="T2"><text:s text:c="12"/></text:span><text:span text:style-name="T1">for</text:span><text:span text:style-name="T2"> (</text:span><text:span text:style-name="T1">int</text:span><text:span text:style-name="T2"> i = 0; i &lt; vec.getLength(); i++)</text:span></text:p>
      <text:p text:style-name="P3"><text:s text:c="12"/>{</text:p>
      <text:p text:style-name="P3"><text:s text:c="16"/>vect[i] = vec.getElement(i);</text:p>
      <text:p text:style-name="P3"><text:s text:c="12"/>}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int</text:span><text:span text:style-name="T2"> getLength()</text:span></text:p>
      <text:p text:style-name="P3"><text:s text:c="8"/>{</text:p>
      <text:p text:style-name="P1"><text:span text:style-name="T2"><text:s text:c="12"/></text:span><text:span text:style-name="T1">return</text:span><text:span text:style-name="T2"> vect.Length;</text:span>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int</text:span><text:span text:style-name="T2"> getElement(</text:span><text:span text:style-name="T1">int</text:span><text:span text:style-name="T2"> i)</text:span></text:p>
      <text:p text:style-name="P3"><text:s text:c="8"/>{</text:p>
      <text:p text:style-name="P1"><text:span text:style-name="T2"><text:s text:c="12"/></text:span><text:span text:style-name="T1">return</text:span><text:span text:style-name="T2"> vect[i];</text:span>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void</text:span><text:span text:style-name="T2"> setElement(</text:span><text:span text:style-name="T1">int</text:span><text:span text:style-name="T2"> i, </text:span><text:span text:style-name="T1">int</text:span><text:span text:style-name="T2"> func)</text:span></text:p>
      <text:p text:style-name="P3"><text:s text:c="8"/>{</text:p>
      <text:p text:style-name="P3"><text:s text:c="12"/>vect[i] = func;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int</text:span><text:span text:style-name="T2"> findMax()</text:span></text:p>
      <text:p text:style-name="P3"><text:s text:c="8"/>{</text:p>
      <text:p text:style-name="P1"><text:span text:style-name="T2"><text:s text:c="12"/></text:span><text:span text:style-name="T1">int</text:span><text:span text:style-name="T2"> max = vect[0];</text:span></text:p>
      <text:p text:style-name="P1"><text:span text:style-name="T2"><text:s text:c="12"/></text:span><text:span text:style-name="T1">for</text:span><text:span text:style-name="T2"> (</text:span><text:span text:style-name="T1">int</text:span><text:span text:style-name="T2"> i = 1; i &lt; vect.Length; i++)</text:span></text:p>
      <text:p text:style-name="P3"><text:s text:c="12"/>{</text:p>
      <text:p text:style-name="P1"><text:span text:style-name="T2"><text:s text:c="16"/></text:span><text:span text:style-name="T1">if</text:span><text:span text:style-name="T2"> (vect[i] &gt; max)</text:span></text:p>
      <text:p text:style-name="P3"><text:s text:c="16"/>{</text:p>
      <text:p text:style-name="P3"><text:s text:c="20"/>max = vect[i];</text:p>
      <text:p text:style-name="P3"><text:s text:c="16"/>}</text:p>
      <text:p text:style-name="P3"><text:s text:c="12"/>}</text:p>
      <text:p text:style-name="P1"><text:span text:style-name="T2"><text:s text:c="12"/></text:span><text:span text:style-name="T1">return</text:span><text:span text:style-name="T2"> max;</text:span>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void</text:span><text:span text:style-name="T2"> sort(</text:span><text:span text:style-name="T1">int</text:span><text:span text:style-name="T2"> a, </text:span><text:span text:style-name="T1">int</text:span><text:span text:style-name="T2"> b)</text:span></text:p>
      <text:p text:style-name="P3"><text:s text:c="8"/>{</text:p>
      <text:p text:style-name="P1"><text:span text:style-name="T2"><text:s text:c="12"/></text:span><text:span text:style-name="T4">Array</text:span><text:span text:style-name="T2">.Sort(vect, a, b);</text:span>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1">void</text:span><text:span text:style-name="T2"> inputVector()</text:span></text:p>
      <text:p text:style-name="P3"><text:s text:c="8"/>{</text:p>
      <text:p text:style-name="P1"><text:span text:style-name="T2"><text:s text:c="12"/></text:span><text:span text:style-name="T1">int</text:span><text:span text:style-name="T2"> i = 0;</text:span></text:p>
      <text:p text:style-name="P1"><text:span text:style-name="T2"><text:s text:c="12"/></text:span><text:span text:style-name="T1">while</text:span><text:span text:style-name="T2"> (i &lt; vect.Length)</text:span></text:p>
      <text:p text:style-name="P3"><text:s text:c="12"/>{</text:p>
      <text:p text:style-name="P3"><text:s text:c="16"/>vect[i] = 1;</text:p>
      <text:p text:style-name="P3"><text:s text:c="16"/>i++;</text:p>
      <text:p text:style-name="P3"><text:s text:c="12"/>}</text:p>
      <text:p text:style-name="P3"><text:s text:c="8"/>}</text:p>
      <text:p text:style-name="P3"/>
      <text:p text:style-name="P1"><text:span text:style-name="T2"><text:s text:c="8"/></text:span><text:span text:style-name="T1">public</text:span><text:span text:style-name="T2"> </text:span><text:span text:style-name="T4">String</text:span><text:span text:style-name="T2"> outputVector()</text:span></text:p>
      <text:p text:style-name="P3"><text:s text:c="8"/>{</text:p>
      <text:p text:style-name="P1"><text:span text:style-name="T2"><text:s text:c="12"/></text:span><text:span text:style-name="T4">String</text:span><text:span text:style-name="T2"> s = </text:span><text:span text:style-name="T5">""</text:span><text:span text:style-name="T2">;</text:span></text:p>
      <text:p text:style-name="P1"><text:span text:style-name="T2"><text:s text:c="12"/></text:span><text:span text:style-name="T1">for</text:span><text:span text:style-name="T2"> (</text:span><text:span text:style-name="T1">int</text:span><text:span text:style-name="T2"> i = 0; i &lt; vect.Length; i++)</text:span></text:p>
      <text:p text:style-name="P3"><text:s text:c="12"/>{</text:p>
      <text:p text:style-name="P1"><text:span text:style-name="T2"><text:s text:c="16"/>s = s + </text:span><text:span text:style-name="T5">" <text:s text:c="2"/>"</text:span><text:span text:style-name="T2"> + vect[i];</text:span></text:p>
      <text:p text:style-name="P3"><text:s text:c="12"/>}</text:p>
      <text:p text:style-name="P1"><text:span text:style-name="T2"><text:s text:c="12"/></text:span><text:span text:style-name="T1">return</text:span><text:span text:style-name="T2"> s;</text:span></text:p>
      <text:p text:style-name="P3"><text:s text:c="8"/>}</text:p>
      <text:p text:style-name="P3"><text:s text:c="4"/>}</text:p>
      <text:p text:style-name="P3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1.021cm" fo:margin-bottom="1.162cm" fo:margin-left="1.492cm" fo:margin-right="1.2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 </meta:initial-creator>
    <meta:creation-date>2010-03-03T00:07:16.92</meta:creation-date>
    <dc:date>2010-03-03T00:22:07.67</dc:date>
    <dc:creator>ASH </dc:creator>
    <meta:editing-duration>PT00H13M2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7" meta:paragraph-count="491" meta:word-count="1520" meta:character-count="15230"/>
  </office:meta>
</office:document-meta>
</file>